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IAS</text:p>
          </table:table-cell>
          <table:table-cell office:value-type="float" office:value="80.4">
            <text:p>80,4</text:p>
          </table:table-cell>
          <table:table-cell/>
          <table:table-cell office:value-type="string">
            <text:p>PITCH RATE</text:p>
          </table:table-cell>
          <table:table-cell office:value-type="float" office:value="-0.7">
            <text:p>-0,7</text:p>
          </table:table-cell>
          <table:table-cell table:formula="of:=[.E1]*3.14/180" office:value-type="float" office:value="-0.0122111111111111">
            <text:p>-0,0122111111</text:p>
          </table:table-cell>
        </table:table-row>
        <table:table-row table:style-name="ro1">
          <table:table-cell office:value-type="string">
            <text:p>ANGLE OF ATTACK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ROLL RATE</text:p>
          </table:table-cell>
          <table:table-cell office:value-type="float" office:value="1.4">
            <text:p>1,4</text:p>
          </table:table-cell>
          <table:table-cell table:formula="of:=[.E2]*3.14/180" office:value-type="float" office:value="0.0244222222222222">
            <text:p>0,0244222222</text:p>
          </table:table-cell>
        </table:table-row>
        <table:table-row table:style-name="ro1">
          <table:table-cell office:value-type="string">
            <text:p>SIDESLIP ANGLE</text:p>
          </table:table-cell>
          <table:table-cell office:value-type="float" office:value="-0.4">
            <text:p>-0,4</text:p>
          </table:table-cell>
          <table:table-cell/>
          <table:table-cell office:value-type="string">
            <text:p>YAW RATE</text:p>
          </table:table-cell>
          <table:table-cell office:value-type="float" office:value="1">
            <text:p>1</text:p>
          </table:table-cell>
          <table:table-cell table:formula="of:=[.E3]*3.14/180" office:value-type="float" office:value="0.0174444444444444">
            <text:p>0,01744444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Z (FORWARD)</text:p>
          </table:table-cell>
          <table:table-cell table:formula="of:=[.B1]*1.69*COS([.B2]*3.14/180)" office:value-type="float" office:value="135.766648573065">
            <text:p>135,7666485731</text:p>
          </table:table-cell>
          <table:table-cell table:number-columns-repeated="4"/>
        </table:table-row>
        <table:table-row table:style-name="ro1">
          <table:table-cell office:value-type="string">
            <text:p>Y (VERTICAL)</text:p>
          </table:table-cell>
          <table:table-cell table:formula="of:=[.B1]*1.69*SIN([.B2]*3.14/180)" office:value-type="float" office:value="5.45018451410222">
            <text:p>5,4501845141</text:p>
          </table:table-cell>
          <table:table-cell table:number-columns-repeated="4"/>
        </table:table-row>
        <table:table-row table:style-name="ro1">
          <table:table-cell office:value-type="string">
            <text:p>X(SIDE)</text:p>
          </table:table-cell>
          <table:table-cell table:formula="of:=[.B1]*1.69*SIN([.B3]*3.14/180)" office:value-type="float" office:value="-0.948104839516398">
            <text:p>-0,9481048395</text:p>
          </table:table-cell>
          <table:table-cell table:number-columns-repeated="4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-05-2014</text:date>, <text:time>16:47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5:34:37.78</meta:creation-date>
    <dc:date>2014-05-28T16:47:57.14</dc:date>
    <meta:editing-duration>PT12M48S</meta:editing-duration>
    <meta:editing-cycles>1</meta:editing-cycles>
    <meta:document-statistic meta:table-count="3" meta:cell-count="21" meta:object-count="0"/>
    <meta:generator>OpenOffice.org/3.4.1$Win32 OpenOffice.org_project/341m1$Build-9593</meta:generator>
  </office:meta>
</office:document-meta>
</file>